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Si el tema central de esta sección es <text:span text:style-name="Strong_20_Emphasis">el ADN como portador de los planos de construcción de los seres vivientes</text:span>, la voz narrativa puede centrarse en el <text:span text:style-name="Strong_20_Emphasis">origen de la forma</text:span>, el <text:span text:style-name="Strong_20_Emphasis">lenguaje secreto de la vida</text:span>, o incluso en <text:span text:style-name="Strong_20_Emphasis">la primera vez que la vida supo cómo replicarse a sí misma</text:span>.</text:p>
      <text:p text:style-name="Text_20_body">Aquí va una propuesta:</text:p>
      <text:p text:style-name="Horizontal_20_Line"/>
      <text:h text:style-name="Heading_20_2" text:outline-level="2">✴ <text:span text:style-name="Strong_20_Emphasis">Apertura - Voz narrativa (Estilo mítico)</text:span></text:h>
      <text:p text:style-name="Text_20_body"><text:span text:style-name="Strong_20_Emphasis">Tema: El origen de los planos invisibles</text:span></text:p>
      <text:p text:style-name="Quotations">En los días silenciosos del principio, cuando la vida aún no tenía rostro ni forma definida, algo antiguo despertó en lo profundo del abismo.</text:p>
      <text:p text:style-name="Quotations">No era materia, ni tampoco espíritu, pero entre ambos susurraba.</text:p>
      <text:p text:style-name="Quotations">Y ese susurro fue orden. Fue trazo. Fue diseño.</text:p>
      <text:p text:style-name="Quotations">Así se escribieron los primeros signos, no con tinta ni con palabra, sino con pulsos de energía que se entrelazaron como ramas de un árbol invisible.</text:p>
      <text:p text:style-name="Quotations">Aquello que era caos se dejó guiar por el nuevo lenguaje, y la forma surgió como una canción largamente esperada.</text:p>
      <text:p text:style-name="Quotations">Desde entonces, toda criatura lleva en su interior el eco de esa escritura sagrada: un pergamino enrollado en espiral, que no se ve, pero que da lugar a todo lo visible.</text:p>
      <text:p text:style-name="Quotations">Porque antes del cuerpo, fue el plano.<text:line-break/>Antes de la criatura, fue el conocimiento de cómo hacerla.</text:p>
      <text:p text:style-name="Horizontal_20_Line"/>
      <text:h text:style-name="Heading_20_2" text:outline-level="2">✴ <text:span text:style-name="Strong_20_Emphasis">Cierre - Voz narrativa (Estilo mítico)</text:span></text:h>
      <text:p text:style-name="Text_20_body"><text:span text:style-name="Strong_20_Emphasis">Tema: El ADN como memoria arquitecta de la vida</text:span></text:p>
      <text:p text:style-name="Quotations">Y desde entonces, cada vez que nace una forma,<text:line-break/>no es la materia quien decide su figura,<text:line-break/>sino los signos que duermen en lo hondo.</text:p>
      <text:p text:style-name="Quotations">La semilla lleva dentro no solo vida, sino memoria;<text:line-break/>y la memoria no solo recuerda: crea.</text:p>
      <text:p text:style-name="Quotations">Crea alas y raíces, ojos que ven y piel que respira,<text:line-break/>con la precisión del sabio que no olvida nada.</text:p>
      <text:p text:style-name="Quotations"><text:soft-page-break/>Por eso toda criatura es antigua, aunque sea recién nacida,<text:line-break/>porque ha sido moldeada por planos que cruzaron incontables generaciones.</text:p>
      <text:p text:style-name="Quotations">Y ese pergamino sagrado que se enrolla en espiral,<text:line-break/>aún canta las instrucciones del principio.</text:p>
      <text:p text:style-name="Quotations">En cada célula, la Vida se acuerda de sí misma.</text:p>
      <text:p text:style-name="Horizontal_20_Line"/>
      <text:p text:style-name="Text_20_body">¿Querés que avancemos ahora con la sección 2 o prefieres revisar primero cómo estas piezas encajan en el capítulo completo?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9T18:02:30.757000000</meta:creation-date>
    <dc:date>2025-07-29T18:04:30.437000000</dc:date>
    <meta:editing-duration>PT2M</meta:editing-duration>
    <meta:editing-cycles>1</meta:editing-cycles>
    <meta:document-statistic meta:table-count="0" meta:image-count="0" meta:object-count="0" meta:page-count="2" meta:paragraph-count="20" meta:word-count="351" meta:character-count="1968" meta:non-whitespace-character-count="1637"/>
    <meta:generator>LibreOffice/7.3.5.2$Windows_X86_64 LibreOffice_project/184fe81b8c8c30d8b5082578aee2fed2ea847c01</meta:generator>
  </office:meta>
</office:document-meta>
</file>